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3.691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8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2.803cm"/>
    </style:style>
    <style:style style:name="gr10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</style:style>
    <style:style style:name="gr11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</style:style>
    <style:style style:name="gr12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766cm" fo:min-width="2.929cm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74cm" fo:min-width="2.04cm"/>
    </style:style>
    <style:style style:name="gr1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4.961cm"/>
    </style:style>
    <style:style style:name="gr15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3.564cm"/>
    </style:style>
    <style:style style:name="gr16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782cm" fo:min-width="5.342cm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311cm"/>
    </style:style>
    <style:style style:name="gr18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4.0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 draw:opacity="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 draw:opacity="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 draw:opacity="0%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987cm" svg:y1="9.89cm" svg:x2="23.987cm" svg:y2="17.129cm">
          <text:p/>
        </draw:line>
        <draw:line draw:style-name="gr1" draw:text-style-name="P1" draw:layer="layout" svg:x1="19.542cm" svg:y1="17.129cm" svg:x2="19.415cm" svg:y2="10.017cm">
          <text:p/>
        </draw:line>
        <draw:line draw:style-name="gr1" draw:text-style-name="P1" draw:layer="layout" svg:x1="8.366cm" svg:y1="10.271cm" svg:x2="8.366cm" svg:y2="13.192cm">
          <text:p/>
        </draw:line>
        <draw:line draw:style-name="gr1" draw:text-style-name="P1" draw:layer="layout" svg:x1="9.636cm" svg:y1="15.097cm" svg:x2="12.557cm" svg:y2="16.621cm">
          <text:p/>
        </draw:line>
        <draw:line draw:style-name="gr1" draw:text-style-name="P1" draw:layer="layout" svg:x1="6.08cm" svg:y1="15.605cm" svg:x2="4.683cm" svg:y2="17.129cm">
          <text:p/>
        </draw:line>
        <draw:line draw:style-name="gr1" draw:text-style-name="P1" draw:layer="layout" svg:x1="16.367cm" svg:y1="6.334cm" svg:x2="14.843cm" svg:y2="8.493cm">
          <text:p/>
        </draw:line>
        <draw:line draw:style-name="gr1" draw:text-style-name="P1" draw:layer="layout" svg:x1="13.827cm" svg:y1="14.589cm" svg:x2="13.827cm" svg:y2="15.859cm">
          <text:p/>
        </draw:line>
        <draw:line draw:style-name="gr1" draw:text-style-name="P1" draw:layer="layout" svg:x1="10.779cm" svg:y1="6.461cm" svg:x2="8.493cm" svg:y2="8.62cm">
          <text:p/>
        </draw:line>
        <draw:line draw:style-name="gr1" draw:text-style-name="P1" draw:layer="layout" svg:x1="17.891cm" svg:y1="6.207cm" svg:x2="19.288cm" svg:y2="8.493cm">
          <text:p/>
        </draw:line>
        <draw:custom-shape draw:style-name="gr2" draw:text-style-name="P2" draw:layer="layout" svg:width="2.032cm" svg:height="1.905cm" svg:x="13.446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191cm" svg:height="1.397cm" svg:x="15.224cm" svg:y="5.064cm">
          <text:p text:style-name="P2"><text:span text:style-name="T1">Workbench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1.651cm" svg:x="5.826cm" svg:y="8.62cm">
          <text:p text:style-name="P2"><text:span text:style-name="T2">Keepproxy,</text:span></text:p>
          <text:p text:style-name="P2"><text:span text:style-name="T2">keep-we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651cm" svg:x="22.082cm" svg:y="8.493cm">
          <text:p text:style-name="P2"><text:span text:style-name="T1">arv-git-http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651cm" svg:x="17.256cm" svg:y="8.493cm">
          <text:p text:style-name="P2"><text:span text:style-name="T1">arv-w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2.413cm" svg:x="5.572cm" svg:y="12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2.413cm" svg:x="5.826cm" svg:y="13.3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2.413cm" svg:x="6.207cm" svg:y="13.7cm">
          <text:p text:style-name="P2"><text:span text:style-name="T1">keepstor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2.413cm" svg:x="12.557cm" svg:y="15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2.413cm" svg:x="12.811cm" svg:y="16.1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2.413cm" svg:x="13.192cm" svg:y="16.494cm">
          <text:p text:style-name="P2"><text:span text:style-name="T1">compute0...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732cm" svg:y1="10.144cm" svg:x2="19.034cm" svg:y2="17.129cm">
          <text:p/>
        </draw:line>
        <draw:custom-shape draw:style-name="gr7" draw:text-style-name="P4" draw:layer="layout" svg:width="4.064cm" svg:height="1.778cm" svg:x="10.779cm" svg:y="12.938cm">
          <text:p text:style-name="P2"><text:span text:style-name="T2">Cloud or HPC </text:span></text:p>
          <text:p text:style-name="P2"><text:span text:style-name="T2">dispatch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827cm" svg:y1="10.017cm" svg:x2="13.827cm" svg:y2="12.938cm">
          <text:p/>
        </draw:line>
        <draw:line draw:style-name="gr8" draw:text-style-name="P1" draw:layer="layout" svg:x1="1.635cm" svg:y1="12.176cm" svg:x2="26.4cm" svg:y2="12.176cm">
          <text:p/>
        </draw:line>
        <draw:custom-shape draw:style-name="gr9" draw:text-style-name="P4" draw:layer="layout" svg:width="3.302cm" svg:height="2.54cm" svg:x="22.463cm" svg:y="16.875cm">
          <text:p text:style-name="P2"><text:span text:style-name="T2">git rep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2.54cm" svg:height="0.635cm" svg:x="13.192cm" svg:y="3.667cm">
          <text:p text:style-name="P2"><text:span text:style-name="T3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0.635cm" svg:x="5.445cm" svg:y="10.652cm">
          <text:p text:style-name="P2"><text:span text:style-name="T3">Storage acces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4cm" svg:height="1.397cm" svg:x="1.254cm" svg:y="10.525cm">
          <text:p text:style-name="P2"><text:span text:style-name="T4">External </text:span></text:p>
          <text:p text:style-name="P2"><text:span text:style-name="T4">facing </text:span></text:p>
          <text:p text:style-name="P2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4cm" svg:height="1.397cm" svg:x="1.254cm" svg:y="12.557cm">
          <text:p text:style-name="P2"><text:span text:style-name="T4">Internal</text:span></text:p>
          <text:p text:style-name="P2"><text:span text:style-name="T4">Services </text:span></text:p>
          <text:p text:style-name="P2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29cm" svg:height="1.016cm" svg:x="18.907cm" svg:y="7.223cm">
          <text:p text:style-name="P2"><text:span text:style-name="T3">Publish events </text:span></text:p>
          <text:p text:style-name="P2"><text:span text:style-name="T3">over websocket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54cm" svg:height="1.524cm" svg:x="10.906cm" svg:y="10.271cm">
          <text:p text:style-name="P2"><text:span text:style-name="T3">Storage metadata,</text:span></text:p>
          <text:p text:style-name="P2"><text:span text:style-name="T3">Compute jobs,</text:span></text:p>
          <text:p text:style-name="P2"><text:span text:style-name="T3">Permis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461cm" svg:height="0.635cm" svg:x="6.588cm" svg:y="16.24cm">
          <text:p text:style-name="P2"><text:span text:style-name="T3">Content-addressed object stor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064cm" svg:height="0.635cm" svg:x="12.811cm" svg:y="19.034cm">
          <text:p text:style-name="P2"><text:span text:style-name="T3">Elastic compute nod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5.842cm" svg:height="2.032cm" svg:x="1cm" svg:y="1.127cm">
          <text:p text:style-name="P2"><text:span text:style-name="T5">An Arvados cluster </text:span></text:p>
          <text:p text:style-name="P2"><text:span text:style-name="T5">From 30000 feet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81cm" svg:height="2.54cm" svg:x="17.891cm" svg:y="16.875cm">
          <text:p text:style-name="P2"><text:span text:style-name="T2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0.017cm" svg:y1="9.382cm" svg:x2="12.938cm" svg:y2="9.382cm">
          <text:p/>
        </draw:line>
        <draw:custom-shape draw:style-name="gr18" draw:text-style-name="P4" draw:layer="layout" svg:width="3.556cm" svg:height="1.651cm" svg:x="12.811cm" svg:y="8.493cm">
          <text:p text:style-name="P2"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91cm" svg:height="1.397cm" svg:x="9.382cm" svg:y="5.064cm">
          <text:p text:style-name="P2"><text:span text:style-name="T1">CLI tool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668cm" svg:y1="6.461cm" svg:x2="13.827cm" svg:y2="8.493cm">
          <text:p/>
        </draw:line>
        <draw:line draw:style-name="gr1" draw:text-style-name="P1" draw:layer="layout" svg:x1="15.224cm" svg:y1="10.144cm" svg:x2="15.224cm" svg:y2="15.732cm">
          <text:p/>
        </draw:line>
        <draw:custom-shape draw:style-name="gr19" draw:text-style-name="P4" draw:layer="layout" svg:width="4.572cm" svg:height="2.54cm" svg:x="2.27cm" svg:y="17.002cm">
          <text:p text:style-name="P2"><text:span text:style-name="T2">Storage backend</text:span></text:p>
          <text:p text:style-name="P2"><text:span text:style-name="T2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6:14:58.826891911</meta:creation-date>
    <dc:date>2020-10-01T13:49:02.960127473</dc:date>
    <meta:editing-duration>P2DT18H49M3S</meta:editing-duration>
    <meta:editing-cycles>9</meta:editing-cycles>
    <meta:generator>LibreOffice/6.1.5.2$Linux_X86_64 LibreOffice_project/10$Build-2</meta:generator>
    <meta:document-statistic meta:object-count="41"/>
  </office:meta>
</office:document-meta>
</file>